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Tahoma" svg:font-family="Tahoma" style:font-family-generic="swiss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29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vertical-align="middle"/>
      <style:paragraph-properties fo:text-align="center" fo:margin-left="0in"/>
      <style:text-properties style:use-window-font-color="true" style:text-outline="false" style:font-name="宋体" fo:font-size="8pt" fo:font-style="normal" fo:text-shadow="none" style:text-underline-style="none" fo:font-weight="bold" style:font-name-asian="宋体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font-name="Tahom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vertical-align="middle"/>
      <style:paragraph-properties fo:text-align="center" fo:margin-left="0in"/>
      <style:text-properties style:use-window-font-color="true" style:text-outline="false" style:font-name="宋体" fo:font-size="8pt" fo:font-style="normal" fo:text-shadow="none" style:text-underline-style="none" fo:font-weight="bold" style:font-name-asian="宋体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 style:data-style-name="N36">
      <style:text-properties style:use-window-font-color="true" style:text-outline="false" style:font-name="Tahom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70">
      <style:table-cell-properties style:glyph-orientation-vertical="0" style:text-align-source="fix" style:repeat-content="false" fo:wrap-option="no-wrap" style:direction="ltr" style:rotation-angle="0" style:rotation-align="none" style:vertical-align="middle"/>
      <style:paragraph-properties fo:text-align="center" fo:margin-left="0in"/>
      <style:text-properties style:use-window-font-color="true" style:text-outline="false" style:font-name="宋体" fo:font-size="8pt" fo:font-style="normal" fo:text-shadow="none" style:text-underline-style="none" fo:font-weight="bold" style:font-name-asian="宋体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70">
      <style:text-properties style:use-window-font-color="true" style:text-outline="false" style:font-name="Tahom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middle"/>
      <style:paragraph-properties fo:text-align="center" fo:margin-left="0in"/>
    </style:style>
  </office:automatic-styles>
  <office:body>
    <office:spreadsheet>
      <table:table table:name="A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2" table:default-cell-style-name="ce2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office:value-type="string">
            <text:p>Local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Order Number</text:p>
          </table:table-cell>
          <table:table-cell table:style-name="ce5" office:value-type="string">
            <text:p>Amount</text:p>
          </table:table-cell>
          <table:table-cell table:style-name="ce7"/>
        </table:table-row>
        <table:table-row table:style-name="ro1">
          <table:table-cell office:value-type="string">
            <text:p>China</text:p>
          </table:table-cell>
          <table:table-cell office:value-type="string">
            <text:p>Kevin Wang</text:p>
          </table:table-cell>
          <table:table-cell office:value-type="date" office:date-value="2003-07-16">
            <text:p>07/16/2003</text:p>
          </table:table-cell>
          <table:table-cell office:value-type="float" office:value="10248">
            <text:p>10248</text:p>
          </table:table-cell>
          <table:table-cell office:value-type="float" office:value="440">
            <text:p>440.00 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Joe Liu</text:p>
          </table:table-cell>
          <table:table-cell office:value-type="date" office:date-value="2003-07-10">
            <text:p>07/10/2003</text:p>
          </table:table-cell>
          <table:table-cell office:value-type="float" office:value="10249">
            <text:p>10249</text:p>
          </table:table-cell>
          <table:table-cell office:value-type="float" office:value="1863.4">
            <text:p>1863.4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my Zhao</text:p>
          </table:table-cell>
          <table:table-cell office:value-type="date" office:date-value="2003-07-12">
            <text:p>07/12/2003</text:p>
          </table:table-cell>
          <table:table-cell office:value-type="float" office:value="10250">
            <text:p>10250</text:p>
          </table:table-cell>
          <table:table-cell office:value-type="float" office:value="1552.6">
            <text:p>1552.6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Bill Zhang</text:p>
          </table:table-cell>
          <table:table-cell office:value-type="date" office:date-value="2003-07-15">
            <text:p>07/15/2003</text:p>
          </table:table-cell>
          <table:table-cell office:value-type="float" office:value="10251">
            <text:p>10251</text:p>
          </table:table-cell>
          <table:table-cell office:value-type="float" office:value="654.06">
            <text:p>654.06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my Zhao</text:p>
          </table:table-cell>
          <table:table-cell office:value-type="date" office:date-value="2003-07-11">
            <text:p>07/11/2003</text:p>
          </table:table-cell>
          <table:table-cell office:value-type="float" office:value="10252">
            <text:p>10252</text:p>
          </table:table-cell>
          <table:table-cell office:value-type="float" office:value="3597.9">
            <text:p>3597.9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Bill Zhang</text:p>
          </table:table-cell>
          <table:table-cell office:value-type="date" office:date-value="2003-07-16">
            <text:p>07/16/2003</text:p>
          </table:table-cell>
          <table:table-cell office:value-type="float" office:value="10253">
            <text:p>10253</text:p>
          </table:table-cell>
          <table:table-cell office:value-type="float" office:value="1444.8">
            <text:p>1444.80 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Kevin Wang</text:p>
          </table:table-cell>
          <table:table-cell office:value-type="date" office:date-value="2003-07-23">
            <text:p>07/23/2003</text:p>
          </table:table-cell>
          <table:table-cell office:value-type="float" office:value="10254">
            <text:p>10254</text:p>
          </table:table-cell>
          <table:table-cell office:value-type="float" office:value="556.62">
            <text:p>556.62 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Emmy Ma</text:p>
          </table:table-cell>
          <table:table-cell office:value-type="date" office:date-value="2003-07-15">
            <text:p>07/15/2003</text:p>
          </table:table-cell>
          <table:table-cell office:value-type="float" office:value="10255">
            <text:p>10255</text:p>
          </table:table-cell>
          <table:table-cell office:value-type="float" office:value="2490.5">
            <text:p>2490.5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Bill Zhang</text:p>
          </table:table-cell>
          <table:table-cell office:value-type="date" office:date-value="2003-07-17">
            <text:p>07/17/2003</text:p>
          </table:table-cell>
          <table:table-cell office:value-type="float" office:value="10256">
            <text:p>10256</text:p>
          </table:table-cell>
          <table:table-cell office:value-type="float" office:value="517.8">
            <text:p>517.8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my Zhao</text:p>
          </table:table-cell>
          <table:table-cell office:value-type="date" office:date-value="2003-07-22">
            <text:p>07/22/2003</text:p>
          </table:table-cell>
          <table:table-cell office:value-type="float" office:value="10257">
            <text:p>10257</text:p>
          </table:table-cell>
          <table:table-cell office:value-type="float" office:value="1119.9">
            <text:p>1119.9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nne Lee</text:p>
          </table:table-cell>
          <table:table-cell office:value-type="date" office:date-value="2003-07-23">
            <text:p>07/23/2003</text:p>
          </table:table-cell>
          <table:table-cell office:value-type="float" office:value="10258">
            <text:p>10258</text:p>
          </table:table-cell>
          <table:table-cell office:value-type="float" office:value="1614.88">
            <text:p>1614.88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my Zhao</text:p>
          </table:table-cell>
          <table:table-cell office:value-type="date" office:date-value="2003-07-25">
            <text:p>07/25/2003</text:p>
          </table:table-cell>
          <table:table-cell office:value-type="float" office:value="10259">
            <text:p>10259</text:p>
          </table:table-cell>
          <table:table-cell office:value-type="float" office:value="100.8">
            <text:p>100.8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my Zhao</text:p>
          </table:table-cell>
          <table:table-cell office:value-type="date" office:date-value="2003-07-29">
            <text:p>07/29/2003</text:p>
          </table:table-cell>
          <table:table-cell office:value-type="float" office:value="10260">
            <text:p>10260</text:p>
          </table:table-cell>
          <table:table-cell office:value-type="float" office:value="1504.65">
            <text:p>1504.65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my Zhao</text:p>
          </table:table-cell>
          <table:table-cell office:value-type="date" office:date-value="2003-07-30">
            <text:p>07/30/2003</text:p>
          </table:table-cell>
          <table:table-cell office:value-type="float" office:value="10261">
            <text:p>10261</text:p>
          </table:table-cell>
          <table:table-cell office:value-type="float" office:value="448">
            <text:p>448.0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Jerry Lu</text:p>
          </table:table-cell>
          <table:table-cell office:value-type="date" office:date-value="2003-07-25">
            <text:p>07/25/2003</text:p>
          </table:table-cell>
          <table:table-cell office:value-type="float" office:value="10262">
            <text:p>10262</text:p>
          </table:table-cell>
          <table:table-cell office:value-type="float" office:value="584">
            <text:p>584.00 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Emmy Ma</text:p>
          </table:table-cell>
          <table:table-cell office:value-type="date" office:date-value="2003-07-31">
            <text:p>07/31/2003</text:p>
          </table:table-cell>
          <table:table-cell office:value-type="float" office:value="10263">
            <text:p>10263</text:p>
          </table:table-cell>
          <table:table-cell office:value-type="float" office:value="1873.8">
            <text:p>1873.80 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Joe Liu</text:p>
          </table:table-cell>
          <table:table-cell office:value-type="date" office:date-value="2003-08-23">
            <text:p>08/23/2003</text:p>
          </table:table-cell>
          <table:table-cell office:value-type="float" office:value="10264">
            <text:p>10264</text:p>
          </table:table-cell>
          <table:table-cell office:value-type="float" office:value="695.62">
            <text:p>695.62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Harry Wu</text:p>
          </table:table-cell>
          <table:table-cell office:value-type="date" office:date-value="2003-08-12">
            <text:p>08/12/2003</text:p>
          </table:table-cell>
          <table:table-cell office:value-type="float" office:value="10265">
            <text:p>10265</text:p>
          </table:table-cell>
          <table:table-cell office:value-type="float" office:value="1176">
            <text:p>1176.0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Bill Zhang</text:p>
          </table:table-cell>
          <table:table-cell office:value-type="date" office:date-value="2003-07-31">
            <text:p>07/31/2003</text:p>
          </table:table-cell>
          <table:table-cell office:value-type="float" office:value="10266">
            <text:p>10266</text:p>
          </table:table-cell>
          <table:table-cell office:value-type="float" office:value="346.56">
            <text:p>346.56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my Zhao</text:p>
          </table:table-cell>
          <table:table-cell office:value-type="date" office:date-value="2003-08-06">
            <text:p>08/06/2003</text:p>
          </table:table-cell>
          <table:table-cell office:value-type="float" office:value="10267">
            <text:p>10267</text:p>
          </table:table-cell>
          <table:table-cell office:value-type="float" office:value="3536.6">
            <text:p>3536.6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Jerry Lu</text:p>
          </table:table-cell>
          <table:table-cell office:value-type="date" office:date-value="2003-08-02">
            <text:p>08/02/2003</text:p>
          </table:table-cell>
          <table:table-cell office:value-type="float" office:value="10268">
            <text:p>10268</text:p>
          </table:table-cell>
          <table:table-cell office:value-type="float" office:value="1101.2">
            <text:p>1101.20 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Kevin Wang</text:p>
          </table:table-cell>
          <table:table-cell office:value-type="date" office:date-value="2003-08-09">
            <text:p>08/09/2003</text:p>
          </table:table-cell>
          <table:table-cell office:value-type="float" office:value="10269">
            <text:p>10269</text:p>
          </table:table-cell>
          <table:table-cell office:value-type="float" office:value="642.2">
            <text:p>642.2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Anne Lee</text:p>
          </table:table-cell>
          <table:table-cell office:value-type="date" office:date-value="2003-08-02">
            <text:p>08/02/2003</text:p>
          </table:table-cell>
          <table:table-cell office:value-type="float" office:value="10270">
            <text:p>10270</text:p>
          </table:table-cell>
          <table:table-cell office:value-type="float" office:value="1376">
            <text:p>1376.00 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Joe Liu</text:p>
          </table:table-cell>
          <table:table-cell office:value-type="date" office:date-value="2003-08-30">
            <text:p>08/30/2003</text:p>
          </table:table-cell>
          <table:table-cell office:value-type="float" office:value="10271">
            <text:p>10271</text:p>
          </table:table-cell>
          <table:table-cell office:value-type="float" office:value="48">
            <text:p>48.00 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office:value-type="string">
            <text:p>Joe Liu</text:p>
          </table:table-cell>
          <table:table-cell office:value-type="date" office:date-value="2003-08-06">
            <text:p>08/06/2003</text:p>
          </table:table-cell>
          <table:table-cell office:value-type="float" office:value="10272">
            <text:p>10272</text:p>
          </table:table-cell>
          <table:table-cell office:value-type="float" office:value="1456">
            <text:p>1456.00 </text:p>
          </table:table-cell>
          <table:table-cell/>
        </table:table-row>
        <table:table-row table:style-name="ro1">
          <table:table-cell office:value-type="string">
            <text:p>USA</text:p>
          </table:table-cell>
          <table:table-cell office:value-type="string">
            <text:p>Bill Zhang</text:p>
          </table:table-cell>
          <table:table-cell office:value-type="date" office:date-value="2003-08-12">
            <text:p>08/12/2003</text:p>
          </table:table-cell>
          <table:table-cell office:value-type="float" office:value="10273">
            <text:p>10273</text:p>
          </table:table-cell>
          <table:table-cell office:value-type="float" office:value="2037.28">
            <text:p>2037.28 </text:p>
          </table:table-cell>
          <table:table-cell/>
        </table:table-row>
      </table:table>
      <table:named-expressions>
        <table:named-expression table:name="编室" table:base-cell-address="$A.$A$1" table:expression="$#REF!.$H$2:$H$18"/>
        <table:named-expression table:name="规格" table:base-cell-address="$A.$A$1" table:expression="$#REF!.$C$2:$C$12"/>
        <table:named-expression table:name="克重" table:base-cell-address="$A.$A$1" table:expression="$#REF!.$D$2:$D$23"/>
        <table:named-expression table:name="品牌" table:base-cell-address="$A.$A$1" table:expression="$#REF!.$B$2:$B$36"/>
        <table:named-expression table:name="日期" table:base-cell-address="$A.$A$1" table:expression="$#REF!.$G$2:$G$367"/>
        <table:named-expression table:name="印单号" table:base-cell-address="$A.$A$1" table:expression="$#REF!.$I$2:$I$2001"/>
        <table:named-expression table:name="印刷厂" table:base-cell-address="$A.$A$1" table:expression="$#REF!.$A$2:$A$25"/>
        <table:named-expression table:name="种类" table:base-cell-address="$A.$A$1" table:expression="$#REF!.$E$2:$E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Tahoma" svg:font-family="Tahoma" style:font-family-generic="swiss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1" style:language-asian="zh" style:country-asian="CN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2" number:min-integer-digits="1" number:grouping="true"/>
      <number:text> </number:text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￥</number:text>
      <number:number number:decimal-places="0" number:min-integer-digits="1" number:grouping="true"/>
    </number:number-style>
    <number:number-style style:name="N149">
      <number:text>￥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￥</number:text>
      <number:number number:decimal-places="0" number:min-integer-digits="1" number:grouping="true"/>
    </number:number-style>
    <number:number-style style:name="N150">
      <style:text-properties fo:color="#ff0000"/>
      <number:text>￥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￥</number:text>
      <number:number number:decimal-places="2" number:min-integer-digits="1" number:grouping="true"/>
    </number:number-style>
    <number:number-style style:name="N152">
      <number:text>￥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￥</number:text>
      <number:number number:decimal-places="2" number:min-integer-digits="1" number:grouping="true"/>
    </number:number-style>
    <number:number-style style:name="N153">
      <style:text-properties fo:color="#ff0000"/>
      <number:text>￥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￥</number:text>
      <number:number number:decimal-places="0" number:min-integer-digits="1" number:grouping="true"/>
      <number:text> </number:text>
    </number:number-style>
    <number:number-style style:name="N157P1" style:volatile="true">
      <number:text> ￥-</number:text>
      <number:number number:decimal-places="0" number:min-integer-digits="1" number:grouping="true"/>
      <number:text> </number:text>
    </number:number-style>
    <number:number-style style:name="N157P2" style:volatile="true">
      <number:text> ￥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￥</number:text>
      <number:number number:decimal-places="2" number:min-integer-digits="1" number:grouping="true"/>
      <number:text> </number:text>
    </number:number-style>
    <number:number-style style:name="N163P1" style:volatile="true">
      <number:text> ￥-</number:text>
      <number:number number:decimal-places="2" number:min-integer-digits="1" number:grouping="true"/>
      <number:text> </number:text>
    </number:number-style>
    <number:number-style style:name="N163P2" style:volatile="true">
      <number:text> ￥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text>$</number:text>
      <number:number number:decimal-places="2" number:min-integer-digits="1" number:grouping="true"/>
    </number:number-style>
    <number:number-style style:name="N167">
      <number:text>$</number:text>
      <number:number number:decimal-places="0" number:min-integer-digits="1" number:grouping="true"/>
    </number:number-style>
    <number:date-style style:name="N168">
      <number:month/>
      <number:text>月</number:text>
    </number:date-style>
    <number:number-style style:name="N170P0" style:volatile="true">
      <number:number number: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number:min-integer-digits="1"/>
      <number:text>)</number:text>
      <style:map style:condition="value()&gt;=0" style:apply-style-name="N170P0"/>
    </number:number-style>
    <number:number-style style:name="N172P0" style:volatile="true">
      <number:number number:decimal-places="3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72P0"/>
    </number:number-style>
    <number:date-style style:name="N173">
      <number:year number:style="long"/>
      <number:text>/</number:text>
      <number:month/>
      <number:text>/</number:text>
      <number:day/>
    </number:date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03/27/2012</text:date>, <text:time>13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1" style:display-name="TAB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joker</meta:initial-creator>
    <meta:creation-date>2008-06-12T10:59:40</meta:creation-date>
    <dc:creator>joker</dc:creator>
    <dc:date>2008-06-16T14:10:22</dc:date>
    <dc:language>en-US</dc:language>
    <meta:editing-cycles>2</meta:editing-cycles>
    <meta:editing-duration>PT26S</meta:editing-duration>
    <meta:document-statistic meta:table-count="1" meta:cell-count="135" meta:object-count="0"/>
    <meta:user-defined meta:name="Info 1"/>
    <meta:user-defined meta:name="Info 2"/>
    <meta:user-defined meta:name="Info 3"/>
    <meta:user-defined meta:name="Info 4"/>
  </office:meta>
</office:document-meta>
</file>